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9.521cm" fo:margin-left="3.739cm" fo:margin-right="3.739cm" table:align="margins"/>
    </style:style>
    <style:style style:name="Tabela2.A" style:family="table-column">
      <style:table-column-properties style:column-width="2cm" style:rel-column-width="13767*"/>
    </style:style>
    <style:style style:name="Tabela2.B" style:family="table-column">
      <style:table-column-properties style:column-width="3.997cm" style:rel-column-width="27510*"/>
    </style:style>
    <style:style style:name="Tabela2.C" style:family="table-column">
      <style:table-column-properties style:column-width="3.524cm" style:rel-column-width="24258*"/>
    </style:style>
    <style:style style:name="Tabela2.A1" style:family="table-cell">
      <style:table-cell-properties style:vertical-align="middle" fo:padding="0.097cm" fo:border="none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5.187cm"/>
    </style:style>
    <style:style style:name="Tabela1.B" style:family="table-column">
      <style:table-column-properties style:column-width="1.826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9.521cm" fo:margin-left="3.739cm" fo:margin-right="3.739cm" table:align="margins"/>
    </style:style>
    <style:style style:name="Tabela3.A" style:family="table-column">
      <style:table-column-properties style:column-width="2cm" style:rel-column-width="13767*"/>
    </style:style>
    <style:style style:name="Tabela3.B" style:family="table-column">
      <style:table-column-properties style:column-width="3.997cm" style:rel-column-width="27510*"/>
    </style:style>
    <style:style style:name="Tabela3.C" style:family="table-column">
      <style:table-column-properties style:column-width="3.524cm" style:rel-column-width="24258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1.899cm" style:rel-width="70%" fo:margin-left="2.551cm" fo:margin-right="2.551cm" table:align="margins"/>
    </style:style>
    <style:style style:name="Tabela4.A" style:family="table-column">
      <style:table-column-properties style:column-width="0.587cm" style:rel-column-width="333*"/>
    </style:style>
    <style:style style:name="Tabela4.B" style:family="table-column">
      <style:table-column-properties style:column-width="8.527cm" style:rel-column-width="4834*"/>
    </style:style>
    <style:style style:name="Tabela4.C" style:family="table-column">
      <style:table-column-properties style:column-width="2.785cm" style:rel-column-width="1579*"/>
    </style:style>
    <style:style style:name="Tabela4.A1" style:family="table-cell">
      <style:table-cell-properties style:writing-mode="page"/>
    </style:style>
    <style:style style:name="Tabela4.A6" style:family="table-cell">
      <style:table-cell-properties fo:padding="0cm" fo:border="none" style:writing-mode="page"/>
    </style:style>
    <style:style style:name="Tabela5" style:family="table">
      <style:table-properties style:width="11.899cm" style:rel-width="70%" fo:margin-left="2.551cm" fo:margin-right="2.551cm" table:align="margins"/>
    </style:style>
    <style:style style:name="Tabela5.A" style:family="table-column">
      <style:table-column-properties style:column-width="0.587cm" style:rel-column-width="333*"/>
    </style:style>
    <style:style style:name="Tabela5.B" style:family="table-column">
      <style:table-column-properties style:column-width="8.527cm" style:rel-column-width="4834*"/>
    </style:style>
    <style:style style:name="Tabela5.C" style:family="table-column">
      <style:table-column-properties style:column-width="2.785cm" style:rel-column-width="1579*"/>
    </style:style>
    <style:style style:name="Tabela5.A1" style:family="table-cell">
      <style:table-cell-properties style:writing-mode="page"/>
    </style:style>
    <style:style style:name="Tabela5.A6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4291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42910" style:font-weight-asian="bold" style:font-weight-complex="bold"/>
    </style:style>
    <style:style style:name="P4" style:family="paragraph" style:parent-style-name="Table_20_Contents">
      <style:text-properties officeooo:rsid="00139230" officeooo:paragraph-rsid="00139230"/>
    </style:style>
    <style:style style:name="P5" style:family="paragraph" style:parent-style-name="Table_20_Contents">
      <style:paragraph-properties fo:text-align="center" style:justify-single-word="false"/>
      <style:text-properties officeooo:rsid="00139230" officeooo:paragraph-rsid="00139230"/>
    </style:style>
    <style:style style:name="P6" style:family="paragraph" style:parent-style-name="Table_20_Contents">
      <style:text-properties officeooo:paragraph-rsid="00139230"/>
    </style:style>
    <style:style style:name="P7" style:family="paragraph" style:parent-style-name="Table_20_Contents">
      <style:text-properties fo:font-weight="bold" officeooo:rsid="00139230" officeooo:paragraph-rsid="0013923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42910" officeooo:paragraph-rsid="00142910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text-position="0% 100%" officeooo:rsid="00139230" officeooo:paragraph-rsid="00139230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160841" style:font-weight-asian="bold" style:font-weight-complex="bold"/>
    </style:style>
    <style:style style:name="P12" style:family="paragraph" style:parent-style-name="Standard">
      <style:text-properties fo:font-weight="bold" officeooo:paragraph-rsid="00142910" style:font-weight-asian="bold" style:font-weight-complex="bold"/>
    </style:style>
    <style:style style:name="P13" style:family="paragraph" style:parent-style-name="Standard">
      <style:text-properties fo:font-weight="bold" officeooo:rsid="001abb88" officeooo:paragraph-rsid="001abb88" style:font-weight-asian="bold" style:font-weight-complex="bold"/>
    </style:style>
    <style:style style:name="P14" style:family="paragraph" style:parent-style-name="Standard">
      <style:text-properties fo:font-weight="normal" officeooo:paragraph-rsid="00160841" style:font-weight-asian="normal" style:font-weight-complex="normal"/>
    </style:style>
    <style:style style:name="P15" style:family="paragraph" style:parent-style-name="Standard">
      <style:text-properties fo:font-weight="normal" officeooo:paragraph-rsid="00142910" style:font-weight-asian="normal" style:font-weight-complex="normal"/>
    </style:style>
    <style:style style:name="P16" style:family="paragraph" style:parent-style-name="Standard">
      <style:text-properties officeooo:paragraph-rsid="00142910"/>
    </style:style>
    <style:style style:name="P17" style:family="paragraph" style:parent-style-name="Standard">
      <style:text-properties officeooo:paragraph-rsid="0019b96e"/>
    </style:style>
    <style:style style:name="P18" style:family="paragraph" style:parent-style-name="Standard">
      <style:paragraph-properties fo:text-align="center" style:justify-single-word="false" style:writing-mode="lr-tb"/>
      <style:text-properties style:text-position="0% 100%" fo:font-weight="bold" officeooo:rsid="00160841" officeooo:paragraph-rsid="00160841" style:font-weight-asian="bold" style:font-weight-complex="bold"/>
    </style:style>
    <style:style style:name="P19" style:family="paragraph" style:parent-style-name="Standard">
      <style:paragraph-properties fo:text-align="center" style:justify-single-word="false" style:writing-mode="lr-tb"/>
      <style:text-properties style:text-position="0% 100%" fo:font-weight="normal" officeooo:rsid="00160841" officeooo:paragraph-rsid="00160841" style:font-weight-asian="normal" style:font-weight-complex="normal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page"/>
      <style:text-properties officeooo:paragraph-rsid="00142910"/>
    </style:style>
    <style:style style:name="P22" style:family="paragraph" style:parent-style-name="Table_20_Contents">
      <style:text-properties officeooo:rsid="00139230"/>
    </style:style>
    <style:style style:name="P23" style:family="paragraph" style:parent-style-name="Table_20_Contents">
      <style:paragraph-properties fo:text-align="center" style:justify-single-word="false"/>
      <style:text-properties officeooo:rsid="00139230" officeooo:paragraph-rsid="00160841"/>
    </style:style>
    <style:style style:name="P24" style:family="paragraph" style:parent-style-name="Table_20_Contents">
      <style:paragraph-properties fo:text-align="center" style:justify-single-word="false"/>
      <style:text-properties officeooo:rsid="00160841" officeooo:paragraph-rsid="00160841"/>
    </style:style>
    <style:style style:name="P25" style:family="paragraph" style:parent-style-name="Table_20_Contents">
      <style:paragraph-properties fo:text-align="center" style:justify-single-word="false"/>
      <style:text-properties officeooo:rsid="00169f66" officeooo:paragraph-rsid="00169f66"/>
    </style:style>
    <style:style style:name="P26" style:family="paragraph" style:parent-style-name="Table_20_Contents">
      <style:text-properties officeooo:rsid="00169f66" officeooo:paragraph-rsid="00169f66"/>
    </style:style>
    <style:style style:name="P27" style:family="paragraph" style:parent-style-name="Table_20_Contents">
      <style:text-properties officeooo:rsid="00169f66" officeooo:paragraph-rsid="0019b96e"/>
    </style:style>
    <style:style style:name="P28" style:family="paragraph" style:parent-style-name="Table_20_Contents">
      <style:text-properties officeooo:rsid="001877a5" officeooo:paragraph-rsid="001877a5"/>
    </style:style>
    <style:style style:name="P29" style:family="paragraph" style:parent-style-name="Table_20_Contents">
      <style:text-properties officeooo:rsid="001877a5" officeooo:paragraph-rsid="0019b96e"/>
    </style:style>
    <style:style style:name="P30" style:family="paragraph" style:parent-style-name="Table_20_Contents">
      <style:text-properties officeooo:rsid="0019b96e" officeooo:paragraph-rsid="0019b96e"/>
    </style:style>
    <style:style style:name="P31" style:family="paragraph" style:parent-style-name="Table_20_Contents">
      <style:text-properties officeooo:paragraph-rsid="0019b96e"/>
    </style:style>
    <style:style style:name="P32" style:family="paragraph" style:parent-style-name="Table_20_Contents">
      <style:text-properties fo:font-weight="bold" officeooo:rsid="0019b96e" officeooo:paragraph-rsid="0019b96e" style:font-weight-asian="bold" style:font-weight-complex="bold"/>
    </style:style>
    <style:style style:name="P33" style:family="paragraph" style:parent-style-name="Table_20_Contents">
      <style:text-properties fo:font-style="italic" fo:font-weight="bold" officeooo:rsid="0019b96e" officeooo:paragraph-rsid="0019b96e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01abb88" officeooo:paragraph-rsid="001abb88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 style:writing-mode="lr-tb"/>
      <style:text-properties style:text-position="0% 100%" officeooo:rsid="00139230" officeooo:paragraph-rsid="00160841"/>
    </style:style>
    <style:style style:name="P36" style:family="paragraph" style:parent-style-name="Table_20_Contents">
      <style:paragraph-properties fo:text-align="center" style:justify-single-word="false" style:writing-mode="lr-tb"/>
      <style:text-properties style:text-position="0% 100%" fo:font-weight="bold" officeooo:rsid="00160841" officeooo:paragraph-rsid="00160841" style:font-weight-asian="bold" style:font-weight-complex="bold"/>
    </style:style>
    <style:style style:name="T1" style:family="text">
      <style:text-properties officeooo:rsid="00139230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9230" style:font-weight-asian="bold" style:font-weight-complex="bold"/>
    </style:style>
    <style:style style:name="T5" style:family="text">
      <style:text-properties fo:font-weight="bold" officeooo:rsid="001abb88" style:font-weight-asian="bold" style:font-weight-complex="bold"/>
    </style:style>
    <style:style style:name="T6" style:family="text">
      <style:text-properties officeooo:rsid="0014291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9f66"/>
    </style:style>
    <style:style style:name="T9" style:family="text">
      <style:text-properties officeooo:rsid="001877a5"/>
    </style:style>
    <style:style style:name="T10" style:family="text">
      <style:text-properties officeooo:rsid="0019b96e"/>
    </style:style>
    <style:style style:name="T11" style:family="text">
      <style:text-properties officeooo:rsid="001abb88"/>
    </style:style>
    <style:style style:name="T12" style:family="text">
      <style:text-properties officeooo:rsid="001c168d"/>
    </style:style>
    <style:style style:name="T13" style:family="text">
      <style:text-properties officeooo:rsid="001deb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. Suponha um algoritmo A e um algoritmo B com funções de complexidade de tempo</text:p>
      <text:p text:style-name="P2">a(n) = n2 − n + 549 e b(n) = 49n + 49, respectivamente. Determine quais são os valores</text:p>
      <text:p text:style-name="P2">de n pertencentes ao conjunto dos números naturais para os quais A leva menos tempo</text:p>
      <text:p text:style-name="P2">para executar do que B.</text:p>
      <text:p text:style-name="P2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93911002708768">
          <table:table-cell table:style-name="Tabela3.A1" office:value-type="string">
            <text:p text:style-name="P35"/>
          </table:table-cell>
          <table:table-cell table:style-name="Tabela3.A1" office:value-type="string">
            <text:p text:style-name="P36">Algoritmo A</text:p>
            <text:p text:style-name="P18"><text:span text:style-name="T7">n² − n + 549</text:span> </text:p>
          </table:table-cell>
          <table:table-cell table:style-name="Tabela3.A1" office:value-type="string">
            <text:p text:style-name="P36">Algoritmo B</text:p>
            <text:p text:style-name="P19">49n + 49</text:p>
          </table:table-cell>
        </table:table-row>
        <table:table-row table:style-name="TableLine93911002020864">
          <table:table-cell table:style-name="Tabela3.A1" office:value-type="string">
            <text:p text:style-name="P23">0</text:p>
          </table:table-cell>
          <table:table-cell table:style-name="Tabela3.A1" office:value-type="string">
            <text:p text:style-name="P24">549</text:p>
          </table:table-cell>
          <table:table-cell table:style-name="Tabela3.A1" office:value-type="string">
            <text:p text:style-name="P24">49</text:p>
          </table:table-cell>
        </table:table-row>
        <table:table-row table:style-name="TableLine93911002845824">
          <table:table-cell table:style-name="Tabela3.A1" office:value-type="string">
            <text:p text:style-name="P23">1</text:p>
          </table:table-cell>
          <table:table-cell table:style-name="Tabela3.A1" office:value-type="string">
            <text:p text:style-name="P24">549</text:p>
          </table:table-cell>
          <table:table-cell table:style-name="Tabela3.A1" office:value-type="string">
            <text:p text:style-name="P24">98</text:p>
          </table:table-cell>
        </table:table-row>
        <table:table-row table:style-name="TableLine93911002841424">
          <table:table-cell table:style-name="Tabela3.A1" office:value-type="string">
            <text:p text:style-name="P23">2</text:p>
          </table:table-cell>
          <table:table-cell table:style-name="Tabela3.A1" office:value-type="string">
            <text:p text:style-name="P24">551</text:p>
          </table:table-cell>
          <table:table-cell table:style-name="Tabela3.A1" office:value-type="string">
            <text:p text:style-name="P24">147</text:p>
          </table:table-cell>
        </table:table-row>
        <table:table-row table:style-name="TableLine93911002933904">
          <table:table-cell table:style-name="Tabela3.A1" office:value-type="string">
            <text:p text:style-name="P23">3</text:p>
          </table:table-cell>
          <table:table-cell table:style-name="Tabela3.A1" office:value-type="string">
            <text:p text:style-name="P24">555</text:p>
          </table:table-cell>
          <table:table-cell table:style-name="Tabela3.A1" office:value-type="string">
            <text:p text:style-name="P24">196</text:p>
          </table:table-cell>
        </table:table-row>
        <table:table-row table:style-name="TableLine93911001887856">
          <table:table-cell table:style-name="Tabela3.A1" office:value-type="string">
            <text:p text:style-name="P23">4</text:p>
          </table:table-cell>
          <table:table-cell table:style-name="Tabela3.A1" office:value-type="string">
            <text:p text:style-name="P24">561</text:p>
          </table:table-cell>
          <table:table-cell table:style-name="Tabela3.A1" office:value-type="string">
            <text:p text:style-name="P24">245</text:p>
          </table:table-cell>
        </table:table-row>
        <table:table-row table:style-name="TableLine93911002727168">
          <table:table-cell table:style-name="Tabela3.A1" office:value-type="string">
            <text:p text:style-name="P24">8</text:p>
          </table:table-cell>
          <table:table-cell table:style-name="Tabela3.A1" office:value-type="string">
            <text:p text:style-name="P24">605</text:p>
          </table:table-cell>
          <table:table-cell table:style-name="Tabela3.A1" office:value-type="string">
            <text:p text:style-name="P24">441</text:p>
          </table:table-cell>
        </table:table-row>
        <table:table-row table:style-name="TableLine93911003223808">
          <table:table-cell table:style-name="Tabela3.A1" office:value-type="string">
            <text:p text:style-name="P24">12</text:p>
          </table:table-cell>
          <table:table-cell table:style-name="Tabela3.A1" office:value-type="string">
            <text:p text:style-name="P24">681</text:p>
          </table:table-cell>
          <table:table-cell table:style-name="Tabela3.A1" office:value-type="string">
            <text:p text:style-name="P24">637</text:p>
          </table:table-cell>
        </table:table-row>
        <table:table-row table:style-name="TableLine93911003223808">
          <table:table-cell table:style-name="Tabela3.A1" office:value-type="string">
            <text:p text:style-name="P24">14</text:p>
          </table:table-cell>
          <table:table-cell table:style-name="Tabela3.A1" office:value-type="string">
            <text:p text:style-name="P24">731</text:p>
          </table:table-cell>
          <table:table-cell table:style-name="Tabela3.A1" office:value-type="string">
            <text:p text:style-name="P24">735</text:p>
          </table:table-cell>
        </table:table-row>
        <table:table-row table:style-name="TableLine93911003223808">
          <table:table-cell table:style-name="Tabela3.A1" office:value-type="string">
            <text:p text:style-name="P24">1000</text:p>
          </table:table-cell>
          <table:table-cell table:style-name="Tabela3.A1" office:value-type="string">
            <text:p text:style-name="P25">999549</text:p>
          </table:table-cell>
          <table:table-cell table:style-name="Tabela3.A1" office:value-type="string">
            <text:p text:style-name="P25">49049</text:p>
          </table:table-cell>
        </table:table-row>
        <table:table-row table:style-name="TableLine93911002056576">
          <table:table-cell table:style-name="Tabela3.A1" table:number-columns-spanned="3" office:value-type="string">
            <text:p text:style-name="P24">Quando os valores de entrada são menores que 14, o Algoritmo A se mostra mais eficiente. Porém, acima de 14 o algoritmo B é quem passa a ser o mais viável. Sendo que o B cresce de forma linear.</text:p>
          </table:table-cell>
          <table:covered-table-cell/>
          <table:covered-table-cell/>
        </table:table-row>
      </table:table>
      <text:p text:style-name="P11"/>
      <text:p text:style-name="P2">7. Dois algoritmos A e B possuem complexidade n5 e 2n, respectivamente. Você utilizaria o algoritmo B ao invés do A. Em qual caso? Exemplifique.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3910930939360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5">N<text:span text:style-name="T2">5</text:span></text:p>
          </table:table-cell>
          <table:table-cell table:style-name="Tabela2.A1" office:value-type="string">
            <text:p text:style-name="P5">2<text:span text:style-name="T2">n</text:span></text:p>
          </table:table-cell>
        </table:table-row>
        <table:table-row table:style-name="TableLine93910931724528">
          <table:table-cell table:style-name="Tabela2.A1" office:value-type="string">
            <text:p text:style-name="P5">0</text:p>
          </table:table-cell>
          <table:table-cell table:style-name="Tabela2.A1" office:value-type="string">
            <text:p text:style-name="P8">0</text:p>
          </table:table-cell>
          <table:table-cell table:style-name="Tabela2.A1" office:value-type="string">
            <text:p text:style-name="P8">1</text:p>
          </table:table-cell>
        </table:table-row>
        <table:table-row table:style-name="TableLine93910931689568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8">2</text:p>
          </table:table-cell>
        </table:table-row>
        <table:table-row table:style-name="TableLine93910931773056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8">32</text:p>
          </table:table-cell>
          <table:table-cell table:style-name="Tabela2.A1" office:value-type="string">
            <text:p text:style-name="P8">4</text:p>
          </table:table-cell>
        </table:table-row>
        <table:table-row table:style-name="TableLine93910931773920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8">243</text:p>
          </table:table-cell>
          <table:table-cell table:style-name="Tabela2.A1" office:value-type="string">
            <text:p text:style-name="P8">8</text:p>
          </table:table-cell>
        </table:table-row>
        <table:table-row table:style-name="TableLine93910931774896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8">1024</text:p>
          </table:table-cell>
          <table:table-cell table:style-name="Tabela2.A1" office:value-type="string">
            <text:p text:style-name="P8">16</text:p>
          </table:table-cell>
        </table:table-row>
        <table:table-row table:style-name="TableLine93910931776096">
          <table:table-cell table:style-name="Tabela2.A1" office:value-type="string">
            <text:p text:style-name="P5">22</text:p>
          </table:table-cell>
          <table:table-cell table:style-name="Tabela2.A1" office:value-type="string">
            <text:p text:style-name="P8">5153632</text:p>
          </table:table-cell>
          <table:table-cell table:style-name="Tabela2.A1" office:value-type="string">
            <text:p text:style-name="P8">4194304</text:p>
          </table:table-cell>
        </table:table-row>
        <table:table-row table:style-name="TableLine93910931777072">
          <table:table-cell table:style-name="Tabela2.A1" office:value-type="string">
            <text:p text:style-name="P5">23</text:p>
          </table:table-cell>
          <table:table-cell table:style-name="Tabela2.A1" office:value-type="string">
            <text:p text:style-name="P8">6436343</text:p>
          </table:table-cell>
          <table:table-cell table:style-name="Tabela2.A1" office:value-type="string">
            <text:p text:style-name="P8">8388608</text:p>
          </table:table-cell>
        </table:table-row>
        <table:table-row table:style-name="TableLine93910931778048">
          <table:table-cell table:style-name="Tabela2.A1" table:number-columns-spanned="3" office:value-type="string">
            <text:p text:style-name="P8">Para os casos em que n&gt;1 e n&lt;23, o segundo algoritmo é uma melhor opção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"/>
      <text:p text:style-name="P20">8. Calcule a complexidade, no pior caso, do fragmento de código abaixo: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leLine93910931664432">
          <table:table-cell table:style-name="Tabela1.A1" office:value-type="string">
            <text:p text:style-name="P4"><text:span text:style-name="T3">Int</text:span> i, j, k</text:p>
          </table:table-cell>
          <table:table-cell table:style-name="Tabela1.A1" office:value-type="string">
            <text:p text:style-name="Table_20_Contents">-</text:p>
          </table:table-cell>
        </table:table-row>
        <table:table-row table:style-name="TableLine93910931802000">
          <table:table-cell table:style-name="Tabela1.A1" office:value-type="string">
            <text:p text:style-name="P4"><text:span text:style-name="T3">For</text:span> (i = 0;i&lt;N;i++){</text:p>
          </table:table-cell>
          <table:table-cell table:style-name="Tabela1.A1" office:value-type="string">
            <text:p text:style-name="P4">N</text:p>
          </table:table-cell>
        </table:table-row>
        <table:table-row table:style-name="TableLine93910931802368">
          <table:table-cell table:style-name="Tabela1.A1" office:value-type="string">
            <text:p text:style-name="P4"><text:s text:c="5"/><text:span text:style-name="T3">For</text:span> (j = 0;j&lt;N;j++){</text:p>
          </table:table-cell>
          <table:table-cell table:style-name="Tabela1.A1" office:value-type="string">
            <text:p text:style-name="P26">O(N)</text:p>
          </table:table-cell>
        </table:table-row>
        <table:table-row table:style-name="TableLine93910931802912">
          <table:table-cell table:style-name="Tabela1.A1" office:value-type="string">
            <text:p text:style-name="Table_20_Contents"><text:s text:c="10"/><text:span text:style-name="T1">R[i][j] = 0;</text:span></text:p>
          </table:table-cell>
          <table:table-cell table:style-name="Tabela1.A1" office:value-type="string">
            <text:p text:style-name="P26">O(1)</text:p>
          </table:table-cell>
        </table:table-row>
        <table:table-row table:style-name="TableLine93910931803568">
          <table:table-cell table:style-name="Tabela1.A1" office:value-type="string">
            <text:p text:style-name="Table_20_Contents"><text:s text:c="10"/><text:span text:style-name="T4">For</text:span><text:span text:style-name="T1"> (k = 0;k&lt;N;k++)</text:span></text:p>
          </table:table-cell>
          <table:table-cell table:style-name="Tabela1.A1" office:value-type="string">
            <text:p text:style-name="P26">O(N)</text:p>
          </table:table-cell>
        </table:table-row>
        <table:table-row table:style-name="TableLine93910931804224">
          <table:table-cell table:style-name="Tabela1.A1" office:value-type="string">
            <text:p text:style-name="P6"><text:s text:c="15"/><text:span text:style-name="T1">R[i][j] += A[i][k] * B[k][j];</text:span></text:p>
          </table:table-cell>
          <table:table-cell table:style-name="Tabela1.A1" office:value-type="string">
            <text:p text:style-name="P26">O(1)</text:p>
          </table:table-cell>
        </table:table-row>
        <table:table-row table:style-name="TableLine93910931804832">
          <table:table-cell table:style-name="Tabela1.A1" office:value-type="string">
            <text:p text:style-name="Table_20_Contents"><text:s text:c="5"/><text:span text:style-name="T1">}</text:span>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3910931805568">
          <table:table-cell table:style-name="Tabela1.A1" office:value-type="string">
            <text:p text:style-name="P22">}</text:p>
          </table:table-cell>
          <table:table-cell table:style-name="Tabela1.A1" office:value-type="string">
            <text:p text:style-name="P7">O(N<text:span text:style-name="T2">3</text:span>)</text:p>
          </table:table-cell>
        </table:table-row>
      </table:table>
      <text:p text:style-name="P1"/>
      <text:p text:style-name="P1"/>
      <text:p text:style-name="P3">9. Por muitas vezes damos atenção apenas ao pior caso dos algoritmos. Explique o porque.</text:p>
      <text:p text:style-name="P1"/>
      <text:p text:style-name="P1"><text:span text:style-name="T6">É importante ter atenção voltada</text:span> para o pior caso possível de tempo de execução <text:span text:style-name="T6">pois</text:span> é mais simples de <text:span text:style-name="T6">se construir uma análise</text:span> <text:span text:style-name="T6">bem como é uma ação de extrema importância em </text:span>aplicações <text:span text:style-name="T6">que exigem mais poder do sistema</text:span>. </text:p>
      <text:p text:style-name="P1"/>
      <text:p text:style-name="P3">10. Qual a ordem de complexidade no pior caso de:</text:p>
      <text:p text:style-name="P3">(a) 2n + 10</text:p>
      <text:p text:style-name="P13"><text:tab/><text:span text:style-name="T7">O(2n)</text:span></text:p>
      <text:p text:style-name="P3">(b) (1/2)n(n + 1)</text:p>
      <text:p text:style-name="P15"><text:tab/><text:span text:style-name="T11">(1/2)n² + (1/2)n </text:span><text:span text:style-name="T5">=&gt; </text:span><text:span text:style-name="T11">O((1/2)n²) - </text:span><text:span text:style-name="T12">O(n²)</text:span></text:p>
      <text:p text:style-name="P3">(c) n +√n</text:p>
      <text:p text:style-name="P15"><text:tab/><text:span text:style-name="T12">O(n+n^(1/2)) → Neste caso a raiz n impede a entrada de valores negativos</text:span></text:p>
      <text:p text:style-name="P3">(d) n/1000</text:p>
      <text:p text:style-name="P15"><text:tab/><text:span text:style-name="T12">O(n) → No pior caso O(n)</text:span></text:p>
      <text:p text:style-name="P3">(e) (1/2)n2</text:p>
      <text:p text:style-name="P15"><text:tab/><text:span text:style-name="T12">O(n²) → Mesmo caso da letra b. O pior caso será uma função n²</text:span></text:p>
      <text:p text:style-name="P3">(f) (1/2)n2 − 3n</text:p>
      <text:p text:style-name="P15"><text:tab/><text:span text:style-name="T13">(n² – 6n)/2 → O(n² - 6n)</text:span></text:p>
      <text:p text:style-name="P1"/>
      <text:p text:style-name="P1">11. Calcule a complexidade, no pior caso, do fragmento de código abaixo:</text:p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3911006121808">
          <table:table-cell table:style-name="Tabela4.A1" office:value-type="string">
            <text:p text:style-name="P26">1</text:p>
          </table:table-cell>
          <table:table-cell table:style-name="Tabela4.A1" office:value-type="string">
            <text:p text:style-name="P26">Int i,j,k,<text:span text:style-name="T9">s</text:span>;</text:p>
          </table:table-cell>
          <table:table-cell table:style-name="Tabela4.A1" office:value-type="string">
            <text:p text:style-name="Table_20_Contents"><text:s/>-</text:p>
          </table:table-cell>
        </table:table-row>
        <table:table-row table:style-name="TableLine93911006121808">
          <table:table-cell table:style-name="Tabela4.A1" office:value-type="string">
            <text:p text:style-name="P26">2</text:p>
          </table:table-cell>
          <table:table-cell table:style-name="Tabela4.A1" office:value-type="string">
            <text:p text:style-name="P26">For ( i = 0 ; i &lt; N – <text:span text:style-name="T9">1 </text:span>; i++){</text:p>
          </table:table-cell>
          <table:table-cell table:style-name="Tabela4.A1" office:value-type="string">
            <text:p text:style-name="P28">O(n-1)</text:p>
          </table:table-cell>
        </table:table-row>
        <table:table-row table:style-name="TableLine93911006121808">
          <table:table-cell table:style-name="Tabela4.A1" office:value-type="string">
            <text:p text:style-name="P26">3</text:p>
          </table:table-cell>
          <table:table-cell table:style-name="Tabela4.A1" office:value-type="string">
            <text:p text:style-name="Table_20_Contents"><text:s text:c="5"/><text:span text:style-name="T8">For ( j = </text:span><text:span text:style-name="T9">i + 1</text:span><text:span text:style-name="T8">; j &lt; N ; j++){</text:span></text:p>
          </table:table-cell>
          <table:table-cell table:style-name="Tabela4.A1" office:value-type="string">
            <text:p text:style-name="P28">O(n-1)</text:p>
          </table:table-cell>
        </table:table-row>
        <table:table-row table:style-name="TableLine93911006121808">
          <table:table-cell table:style-name="Tabela4.A1" office:value-type="string">
            <text:p text:style-name="P26">4</text:p>
          </table:table-cell>
          <table:table-cell table:style-name="Tabela4.A1" office:value-type="string">
            <text:p text:style-name="Table_20_Contents"><text:s text:c="10"/><text:span text:style-name="T9">For ( k = 1; k &lt; j ; k++)</text:span></text:p>
          </table:table-cell>
          <table:table-cell table:style-name="Tabela4.A1" office:value-type="string">
            <text:p text:style-name="P28">O(n-1)/2</text:p>
          </table:table-cell>
        </table:table-row>
        <table:table-row table:style-name="TableLine93911006121808">
          <table:table-cell table:style-name="Tabela4.A1" office:value-type="string">
            <text:p text:style-name="P26">5</text:p>
          </table:table-cell>
          <table:table-cell table:style-name="Tabela4.A1" office:value-type="string">
            <text:p text:style-name="Table_20_Contents"><text:s text:c="15"/><text:span text:style-name="T9">S = 1;</text:span></text:p>
          </table:table-cell>
          <table:table-cell table:style-name="Tabela4.A1" office:value-type="string">
            <text:p text:style-name="P30">O(1)</text:p>
          </table:table-cell>
        </table:table-row>
        <table:table-row table:style-name="TableLine93911006121808">
          <table:table-cell table:style-name="Tabela4.A6" office:value-type="string">
            <text:p text:style-name="P26">6</text:p>
          </table:table-cell>
          <table:table-cell table:style-name="Tabela4.A6" office:value-type="string">
            <text:p text:style-name="P33">(n-1)² * ((n-1)/2)</text:p>
          </table:table-cell>
          <table:table-cell table:style-name="Tabela4.A6" office:value-type="string">
            <text:p text:style-name="P33">(n³-3n²+3n-1)/2</text:p>
          </table:table-cell>
        </table:table-row>
        <table:table-row table:style-name="TableLine93911006121808">
          <table:table-cell table:style-name="Tabela4.A1" office:value-type="string">
            <text:p text:style-name="P30">7</text:p>
          </table:table-cell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32">O(N³)</text:p>
          </table:table-cell>
        </table:table-row>
      </table:table>
      <text:p text:style-name="P1"/>
      <text:p text:style-name="P1"/>
      <text:p text:style-name="P1"/>
      <text:p text:style-name="P21">12. Calcule a complexidade, no pior caso, do fragmento de código abaixo:</text:p>
      <text:p text:style-name="P1"/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3911010029296">
          <table:table-cell table:style-name="Tabela5.A1" office:value-type="string">
            <text:p text:style-name="P27">1</text:p>
          </table:table-cell>
          <table:table-cell table:style-name="Tabela5.A1" office:value-type="string">
            <text:p text:style-name="P27">Int i,j,<text:span text:style-name="T9">s</text:span>;</text:p>
          </table:table-cell>
          <table:table-cell table:style-name="Tabela5.A1" office:value-type="string">
            <text:p text:style-name="P31"><text:s/>-</text:p>
          </table:table-cell>
        </table:table-row>
        <table:table-row table:style-name="TableLine93911010029296">
          <table:table-cell table:style-name="Tabela5.A1" office:value-type="string">
            <text:p text:style-name="P27">2</text:p>
          </table:table-cell>
          <table:table-cell table:style-name="Tabela5.A1" office:value-type="string">
            <text:p text:style-name="P30">s = 0;</text:p>
          </table:table-cell>
          <table:table-cell table:style-name="Tabela5.A1" office:value-type="string">
            <text:p text:style-name="P29">O(1)</text:p>
          </table:table-cell>
        </table:table-row>
        <table:table-row table:style-name="TableLine93911010029296">
          <table:table-cell table:style-name="Tabela5.A1" office:value-type="string">
            <text:p text:style-name="P27">3</text:p>
          </table:table-cell>
          <table:table-cell table:style-name="Tabela5.A1" office:value-type="string">
            <text:p text:style-name="P31"><text:s text:c="5"/><text:span text:style-name="T8">For ( </text:span><text:span text:style-name="T10">i</text:span><text:span text:style-name="T8"> = </text:span><text:span text:style-name="T9">1</text:span><text:span text:style-name="T8">; </text:span><text:span text:style-name="T10">i</text:span><text:span text:style-name="T8"> &lt; N - </text:span><text:span text:style-name="T10">1</text:span><text:span text:style-name="T8"> ; </text:span><text:span text:style-name="T10">i</text:span><text:span text:style-name="T8">++){</text:span></text:p>
          </table:table-cell>
          <table:table-cell table:style-name="Tabela5.A1" office:value-type="string">
            <text:p text:style-name="P29">O(<text:span text:style-name="T11">N </text:span>- <text:span text:style-name="T10">2</text:span>)</text:p>
          </table:table-cell>
        </table:table-row>
        <table:table-row table:style-name="TableLine93911010029296">
          <table:table-cell table:style-name="Tabela5.A1" office:value-type="string">
            <text:p text:style-name="P27">4</text:p>
          </table:table-cell>
          <table:table-cell table:style-name="Tabela5.A1" office:value-type="string">
            <text:p text:style-name="P31"><text:s text:c="10"/><text:span text:style-name="T9">For ( </text:span><text:span text:style-name="T10">j</text:span><text:span text:style-name="T9"> = 1; </text:span><text:span text:style-name="T10">j</text:span><text:span text:style-name="T9"> &lt; </text:span><text:span text:style-name="T10">2 + N</text:span><text:span text:style-name="T9"> ; </text:span><text:span text:style-name="T10">j</text:span><text:span text:style-name="T9">++)</text:span></text:p>
          </table:table-cell>
          <table:table-cell table:style-name="Tabela5.A1" office:value-type="string">
            <text:p text:style-name="P29">O(<text:span text:style-name="T11">N +</text:span>1)</text:p>
          </table:table-cell>
        </table:table-row>
        <table:table-row table:style-name="TableLine93911010029296">
          <table:table-cell table:style-name="Tabela5.A1" office:value-type="string">
            <text:p text:style-name="P27">5</text:p>
          </table:table-cell>
          <table:table-cell table:style-name="Tabela5.A1" office:value-type="string">
            <text:p text:style-name="P31"><text:s text:c="15"/><text:span text:style-name="T10">s</text:span><text:span text:style-name="T9"> = </text:span><text:span text:style-name="T10">s + </text:span><text:span text:style-name="T9">1;</text:span></text:p>
          </table:table-cell>
          <table:table-cell table:style-name="Tabela5.A1" office:value-type="string">
            <text:p text:style-name="P30">O(1)</text:p>
          </table:table-cell>
        </table:table-row>
        <table:table-row table:style-name="TableLine93911010029296">
          <table:table-cell table:style-name="Tabela5.A6" office:value-type="string">
            <text:p text:style-name="P27">6</text:p>
          </table:table-cell>
          <table:table-cell table:style-name="Tabela5.A6" office:value-type="string">
            <text:p text:style-name="P33">(n-1) * <text:span text:style-name="T11">(n+1) </text:span></text:p>
          </table:table-cell>
          <table:table-cell table:style-name="Tabela5.A6" office:value-type="string">
            <text:p text:style-name="P34">(N² - 1)</text:p>
          </table:table-cell>
        </table:table-row>
        <table:table-row table:style-name="TableLine93911010029296">
          <table:table-cell table:style-name="Tabela5.A1" office:value-type="string">
            <text:p text:style-name="P30">7</text:p>
          </table:table-cell>
          <table:table-cell table:style-name="Tabela5.A1" office:value-type="string">
            <text:p text:style-name="P31"/>
          </table:table-cell>
          <table:table-cell table:style-name="Tabela5.A1" office:value-type="string">
            <text:p text:style-name="P32">O(N<text:span text:style-name="T11">²</text:span>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2T09:25:16.913716522</meta:creation-date>
    <dc:date>2021-01-14T11:04:25.209976832</dc:date>
    <meta:editing-duration>PT21M56S</meta:editing-duration>
    <meta:editing-cycles>2</meta:editing-cycles>
    <meta:generator>LibreOffice/7.0.4.2$Linux_X86_64 LibreOffice_project/dcf040e67528d9187c66b2379df5ea4407429775</meta:generator>
    <meta:document-statistic meta:table-count="5" meta:image-count="0" meta:object-count="0" meta:page-count="3" meta:paragraph-count="134" meta:word-count="527" meta:character-count="2287" meta:non-whitespace-character-count="1797"/>
  </office:meta>
</office:document-meta>
</file>